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9b753" officeooo:paragraph-rsid="0009b753"/>
    </style:style>
    <style:style style:name="P2" style:family="paragraph" style:parent-style-name="Text_20_body">
      <style:text-properties officeooo:rsid="000aca33" officeooo:paragraph-rsid="000aca33"/>
    </style:style>
    <style:style style:name="P3" style:family="paragraph" style:parent-style-name="Text_20_body">
      <style:text-properties officeooo:paragraph-rsid="000bca75"/>
    </style:style>
    <style:style style:name="P4" style:family="paragraph" style:parent-style-name="Text_20_body">
      <style:text-properties officeooo:rsid="000cee5c" officeooo:paragraph-rsid="000cee5c"/>
    </style:style>
    <style:style style:name="P5" style:family="paragraph" style:parent-style-name="Text_20_body">
      <style:text-properties officeooo:rsid="000d7c63" officeooo:paragraph-rsid="000d7c63"/>
    </style:style>
    <style:style style:name="P6" style:family="paragraph" style:parent-style-name="Text_20_body">
      <style:text-properties officeooo:rsid="0012e1c0" officeooo:paragraph-rsid="0012e1c0"/>
    </style:style>
    <style:style style:name="P7" style:family="paragraph" style:parent-style-name="Text_20_body">
      <style:text-properties officeooo:rsid="0012e35f" officeooo:paragraph-rsid="0012e35f"/>
    </style:style>
    <style:style style:name="P8" style:family="paragraph" style:parent-style-name="Text_20_body">
      <style:text-properties officeooo:rsid="0015e1b0" officeooo:paragraph-rsid="0015e1b0"/>
    </style:style>
    <style:style style:name="P9" style:family="paragraph" style:parent-style-name="Text_20_body">
      <style:text-properties officeooo:rsid="0017da18" officeooo:paragraph-rsid="0017da18"/>
    </style:style>
    <style:style style:name="P10" style:family="paragraph" style:parent-style-name="Text_20_body">
      <style:text-properties officeooo:rsid="0019253b" officeooo:paragraph-rsid="0019253b"/>
    </style:style>
    <style:style style:name="P11" style:family="paragraph" style:parent-style-name="Text_20_body">
      <style:paragraph-properties fo:padding-left="0in" fo:padding-right="0in" fo:padding-top="0in" fo:padding-bottom="0.0291in" fo:border-left="none" fo:border-right="none" fo:border-top="none" fo:border-bottom="0.99pt solid #000000" style:join-border="false"/>
      <style:text-properties officeooo:paragraph-rsid="0005ecf8"/>
    </style:style>
    <style:style style:name="P1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05ecf8" officeooo:paragraph-rsid="00064612"/>
    </style:style>
    <style:style style:name="P13" style:family="paragraph" style:parent-style-name="Heading_20_1">
      <style:text-properties officeooo:rsid="0005ecf8" officeooo:paragraph-rsid="0005ecf8"/>
    </style:style>
    <style:style style:name="P14" style:family="paragraph" style:parent-style-name="Heading_20_2">
      <style:text-properties officeooo:rsid="0005ecf8" officeooo:paragraph-rsid="0005ecf8"/>
    </style:style>
    <style:style style:name="P15" style:family="paragraph" style:parent-style-name="Heading_20_2">
      <style:text-properties officeooo:rsid="00064612" officeooo:paragraph-rsid="00064612"/>
    </style:style>
    <style:style style:name="P16" style:family="paragraph" style:parent-style-name="Heading_20_2">
      <style:text-properties officeooo:rsid="000907ee" officeooo:paragraph-rsid="000907ee"/>
    </style:style>
    <style:style style:name="P17" style:family="paragraph" style:parent-style-name="Heading_20_2">
      <style:text-properties officeooo:rsid="000d7c63" officeooo:paragraph-rsid="000d7c63"/>
    </style:style>
    <style:style style:name="P18" style:family="paragraph" style:parent-style-name="Heading_20_2">
      <style:text-properties officeooo:rsid="0012e1c0" officeooo:paragraph-rsid="0012e1c0"/>
    </style:style>
    <style:style style:name="T1" style:family="text">
      <style:text-properties fo:font-size="17pt" style:font-size-asian="17pt" style:font-size-complex="17pt"/>
    </style:style>
    <style:style style:name="T2" style:family="text">
      <style:text-properties fo:font-size="17pt" officeooo:rsid="00064612" style:font-size-asian="17pt" style:font-size-complex="17pt"/>
    </style:style>
    <style:style style:name="T3" style:family="text">
      <style:text-properties fo:font-size="17pt" officeooo:rsid="0007751b" style:font-size-asian="17pt" style:font-size-complex="17pt"/>
    </style:style>
    <style:style style:name="T4" style:family="text">
      <style:text-properties fo:font-size="17pt" officeooo:rsid="000d7c63" style:font-size-asian="17pt" style:font-size-complex="17pt"/>
    </style:style>
    <style:style style:name="T5" style:family="text">
      <style:text-properties fo:font-size="17pt" officeooo:rsid="0012e1c0" style:font-size-asian="17pt" style:font-size-complex="17pt"/>
    </style:style>
    <style:style style:name="T6" style:family="text">
      <style:text-properties fo:font-size="20pt" officeooo:rsid="0005ecf8" style:font-size-asian="20pt" style:font-size-complex="20pt"/>
    </style:style>
    <style:style style:name="T7" style:family="text">
      <style:text-properties style:text-position="super 58%"/>
    </style:style>
    <style:style style:name="T8" style:family="text">
      <style:text-properties style:text-position="0% 100%"/>
    </style:style>
    <style:style style:name="T9" style:family="text">
      <style:text-properties officeooo:rsid="000d7c63"/>
    </style:style>
    <style:style style:name="T10" style:family="text">
      <style:text-properties officeooo:rsid="0014ddac"/>
    </style:style>
    <style:style style:name="T11" style:family="text">
      <style:text-properties officeooo:rsid="0016b424"/>
    </style:style>
    <style:style style:name="T12" style:family="text">
      <style:text-properties officeooo:rsid="0019253b"/>
    </style:style>
    <style:style style:name="T13" style:family="text">
      <style:text-properties officeooo:rsid="0019cd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SNU Speech</text:h>
      <text:p text:style-name="P4">Version 1.0 – June 9<text:span text:style-name="T7">th</text:span> 2019 draft</text:p>
      <text:p text:style-name="P11"/>
      <text:p text:style-name="P3"><text:span text:style-name="T6">Sections</text:span></text:p>
      <text:p text:style-name="P12"><text:a xlink:type="simple" xlink:href="#1.1.Intro|outline" text:style-name="Internet_20_link" text:visited-style-name="Visited_20_Internet_20_Link"><text:span text:style-name="T3">1 </text:span></text:a><text:a xlink:type="simple" xlink:href="#1.1.Intro|outline" text:style-name="Internet_20_link" text:visited-style-name="Visited_20_Internet_20_Link"><text:span text:style-name="T1">intro</text:span></text:a><text:span text:style-name="T1"><text:line-break/></text:span><text:a xlink:type="simple" xlink:href="#1.2.Anti-censorship|outline" text:style-name="Internet_20_link" text:visited-style-name="Visited_20_Internet_20_Link"><text:span text:style-name="T3">2 </text:span></text:a><text:a xlink:type="simple" xlink:href="#1.2.Anti-censorship|outline" text:style-name="Internet_20_link" text:visited-style-name="Visited_20_Internet_20_Link"><text:span text:style-name="T2">Anti-censorship</text:span></text:a><text:span text:style-name="T2"><text:line-break/></text:span><text:a xlink:type="simple" xlink:href="#1.3.Features|outline" text:style-name="Internet_20_link" text:visited-style-name="Visited_20_Internet_20_Link"><text:span text:style-name="T3">3 </text:span></text:a><text:a xlink:type="simple" xlink:href="#1.3.Features|outline" text:style-name="Internet_20_link" text:visited-style-name="Visited_20_Internet_20_Link"><text:span text:style-name="T2">Features</text:span></text:a><text:span text:style-name="T2"><text:line-break/></text:span><text:a xlink:type="simple" xlink:href="#1.4.Open source|outline" text:style-name="Internet_20_link" text:visited-style-name="Visited_20_Internet_20_Link"><text:span text:style-name="T3">4 </text:span></text:a><text:a xlink:type="simple" xlink:href="#1.4.Open source|outline" text:style-name="Internet_20_link" text:visited-style-name="Visited_20_Internet_20_Link"><text:span text:style-name="T2">Open Source</text:span></text:a><text:span text:style-name="T2"><text:line-break/></text:span><text:a xlink:type="simple" xlink:href="#1.5.Mirrors|outline" text:style-name="Internet_20_link" text:visited-style-name="Visited_20_Internet_20_Link"><text:span text:style-name="T3">5 </text:span></text:a><text:a xlink:type="simple" xlink:href="#1.5.Mirrors|outline" text:style-name="Internet_20_link" text:visited-style-name="Visited_20_Internet_20_Link"><text:span text:style-name="T2">Mirrors</text:span></text:a><text:span text:style-name="T2"><text:line-break/></text:span><text:a xlink:type="simple" xlink:href="#1.6.As an alternate|outline" text:style-name="Internet_20_link" text:visited-style-name="Visited_20_Internet_20_Link"><text:span text:style-name="T3">6 As an alternat</text:span></text:a><text:a xlink:type="simple" xlink:href="#1.6.As an alternate|outline" text:style-name="Internet_20_link" text:visited-style-name="Visited_20_Internet_20_Link"><text:span text:style-name="T4">e</text:span></text:a><text:span text:style-name="T4"><text:line-break/></text:span><text:a xlink:type="simple" xlink:href="#1.7.Legality|outline" text:style-name="Internet_20_link" text:visited-style-name="Visited_20_Internet_20_Link"><text:span text:style-name="T4">7 Legality</text:span></text:a><text:span text:style-name="T4"><text:line-break/></text:span><text:a xlink:type="simple" xlink:href="#1.8.Moving over|outline" text:style-name="Internet_20_link" text:visited-style-name="Visited_20_Internet_20_Link"><text:span text:style-name="T5">8 moving over</text:span></text:a></text:p>
      <text:h text:style-name="P14" text:outline-level="2">Intro</text:h>
      <text:p text:style-name="P2">Welcome to the first [COMPANY NAME] Developer conference! <text:span text:style-name="T9">Today, I am going to be going over a big milestone and world changing project I have been working on for several years. Introducing SNU, otherwise known as “Social Network Alternate” a media site that is designed for all types of media. This will be a powerhouse alternate. </text:span></text:p>
      <text:h text:style-name="P14" text:outline-level="2">Anti-censorship</text:h>
      <text:p text:style-name="P7">The world has too much censorship right now. We aim to fix that. <text:span text:style-name="T10">Criticism is allowed. You can criticize us, you can criticize your government, you can criticize anything. We will also go to long extents to make sure all of our users get their internet freedom. </text:span></text:p>
      <text:h text:style-name="P15" text:outline-level="2">Features</text:h>
      <text:p text:style-name="P8">SNU is packed to the brim with features. At the moment, there are more features on this site than all public operating systems to date. And I have seen hundreds upon hundreds of operating systems, not counting small updates to existing systems. <text:span text:style-name="T11">There will be enough customization to make every element of the site customizable. You can also distribute your customization files to your friends, or upload them to our database for others to download. Every single aspect is customizable, down to every last pixel on your screen, there will be at least 10 options for it. </text:span></text:p>
      <text:h text:style-name="P15" text:outline-level="2"><text:soft-page-break/>Open source</text:h>
      <text:p text:style-name="P9">Another big feature of this site is its commitment to open source. In fact, the site itself is open source and is in the FOSS/FLOSS family. <text:span text:style-name="T12">You are free to distribute and modify any portion of the site and upload your remixes as mirrors.</text:span></text:p>
      <text:h text:style-name="P15" text:outline-level="2">Mirrors</text:h>
      <text:p text:style-name="P10">Mirroring the site gives you a copy of all the site settings, but not all of the data. When you create a mirror, you are creating another site, and giving way for new opportunities. <text:span text:style-name="T13">So if anything bad were to ever happen, you could just go over to a mirror, and you would still have everything. Owners of mirrors are free from the SNU guidelines and can manage their own site from it with the SNU infrastructure roots. They can get users, upload their own content, and manage everything. Mirrors give you extra freedom, and give you a very well structured site to work with. </text:span></text:p>
      <text:h text:style-name="P16" text:outline-level="2">As an alternate</text:h>
      <text:p text:style-name="P1">One of SNU’s main points is the fact of it being an alternate. We are not trying to put anyone or anything out of business or harm it, we just want to provide an alternate. There are some sites that some people need help migrating from, examples including YouTube, Facebook, and more. </text:p>
      <text:h text:style-name="P17" text:outline-level="2">Legality</text:h>
      <text:p text:style-name="P5">There is going to be a little censorship on the site, but it is going to be very reasonable. Stuff like child pornography, and piracy will NOT be allowed on the official site. If you want to do that, do it at your own risk on a different site. </text:p>
      <text:h text:style-name="P18" text:outline-level="2">Moving over</text:h>
      <text:p text:style-name="P6">Moving over to SNU from other sites will be extremely easy. You can choose to import an account from another site, and SNU will convert all the data into SNU form. You can keep both accounts live, and they will both update in a synchronized fash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01:18.112000000</meta:creation-date>
    <dc:date>2019-06-09T19:19:33.718000000</dc:date>
    <meta:editing-duration>PT18M2S</meta:editing-duration>
    <meta:editing-cycles>25</meta:editing-cycles>
    <meta:generator>LibreOffice/6.1.2.1$Windows_X86_64 LibreOffice_project/65905a128db06ba48db947242809d14d3f9a93fe</meta:generator>
    <meta:document-statistic meta:table-count="0" meta:image-count="0" meta:object-count="0" meta:page-count="2" meta:paragraph-count="20" meta:word-count="537" meta:character-count="2988" meta:non-whitespace-character-count="2463"/>
  </office:meta>
</office:document-meta>
</file>